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380ce" officeooo:paragraph-rsid="001380ce"/>
    </style:style>
    <style:style style:name="P2" style:family="paragraph" style:parent-style-name="Standard">
      <style:text-properties officeooo:rsid="001380ce" officeooo:paragraph-rsid="001380ce"/>
    </style:style>
    <style:style style:name="P3" style:family="paragraph" style:parent-style-name="Heading_20_3">
      <style:text-properties officeooo:rsid="001771dc" officeooo:paragraph-rsid="001771dc"/>
    </style:style>
    <style:style style:name="P4" style:family="paragraph" style:parent-style-name="Standard">
      <style:text-properties officeooo:rsid="001771dc" officeooo:paragraph-rsid="001771dc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6" style:family="paragraph" style:parent-style-name="Text_20_body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7" style:family="paragraph" style:parent-style-name="Heading_20_3">
      <style:text-properties officeooo:rsid="001771dc" officeooo:paragraph-rsid="001771dc"/>
    </style:style>
    <style:style style:name="P8" style:family="paragraph" style:parent-style-name="Preformatted_20_Text" style:list-style-name="L7"/>
    <style:style style:name="P9" style:family="paragraph" style:parent-style-name="Preformatted_20_Text" style:list-style-name="L7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0" style:family="paragraph" style:parent-style-name="Preformatted_20_Text" style:list-style-name="L8"/>
    <style:style style:name="P11" style:family="paragraph" style:parent-style-name="Preformatted_20_Text" style:list-style-name="L8">
      <style:paragraph-properties style:writing-mode="lr-tb"/>
    </style:style>
    <style:style style:name="P12" style:family="paragraph" style:parent-style-name="Preformatted_20_Text" style:list-style-name="L8">
      <style:paragraph-properties fo:margin-top="0cm" fo:margin-bottom="0.499cm" style:contextual-spacing="false" style:writing-mode="lr-tb"/>
    </style:style>
    <style:style style:name="P13" style:family="paragraph" style:parent-style-name="Preformatted_20_Text" style:list-style-name="L8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4" style:family="paragraph" style:parent-style-name="Preformatted_20_Text" style:list-style-name="L8">
      <style:paragraph-properties fo:margin-left="0cm" fo:margin-right="0cm" fo:text-indent="0cm" style:auto-text-indent="false" style:writing-mode="lr-tb"/>
    </style:style>
    <style:style style:name="P15" style:family="paragraph" style:parent-style-name="Text_20_body" style:list-style-name="L1"/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5"/>
    <style:style style:name="P20" style:family="paragraph" style:parent-style-name="Text_20_body" style:list-style-name="L5">
      <style:paragraph-properties fo:margin-top="0cm" fo:margin-bottom="0cm" style:contextual-spacing="false"/>
    </style:style>
    <style:style style:name="P21" style:family="paragraph" style:parent-style-name="Text_20_body" style:list-style-name="L6"/>
    <style:style style:name="P22" style:family="paragraph" style:parent-style-name="Text_20_body" style:list-style-name="L7"/>
    <style:style style:name="P23" style:family="paragraph" style:parent-style-name="Text_20_body" style:list-style-name="L8"/>
    <style:style style:name="T1" style:family="text">
      <style:text-properties officeooo:rsid="0014423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Guía: Configuración de ESLint con la Guía de Estilo de Airbnb</text:span></text:h>
      <text:h text:style-name="Heading_20_3" text:outline-level="3"><text:span text:style-name="Strong_20_Emphasis">Paso 1: Inicializar un Proyecto de Node.js</text:span></text:h>
      <text:list text:style-name="L1">
        <text:list-item>
          <text:p text:style-name="P15">Abre la terminal en la carpeta donde deseas crear tu proyecto.</text:p>
        </text:list-item>
        <text:list-item>
          <text:p text:style-name="P15">Ejecuta el siguiente comando para inicializar un proyecto de Node.js y crear un archivo <text:span text:style-name="Source_20_Text">package.json</text:span>:</text:p>
        </text:list-item>
      </text:list>
      <text:p text:style-name="Standard"><text:tab/>npm init -y</text:p>
      <text:h text:style-name="Heading_20_3" text:outline-level="3"><text:span text:style-name="Strong_20_Emphasis">Paso 2: Instalar ESLint con la Configuración de Airbnb</text:span></text:h>
      <text:list text:style-name="L2">
        <text:list-item>
          <text:p text:style-name="P16">Instala ESLint junto con la configuración de Airbnb y sus dependencias necesarias:</text:p>
        </text:list-item>
      </text:list>
      <text:p text:style-name="Standard"><text:tab/>npx install-peerdeps --dev eslint-config-airbnb</text:p>
      <text:h text:style-name="Heading_20_3" text:outline-level="3"><text:span text:style-name="Strong_20_Emphasis">Paso 3: Configurar ESLint</text:span></text:h>
      <text:list text:style-name="L3">
        <text:list-item>
          <text:p text:style-name="P17">Inicializa la configuración de ESLint ejecutando el siguiente comando y sigue las instrucciones:</text:p>
        </text:list-item>
      </text:list>
      <text:p text:style-name="Standard"><text:tab/>npx eslint --<text:span text:style-name="T1">i</text:span>nit</text:p>
      <text:h text:style-name="Heading_20_3" text:outline-level="3"><text:span text:style-name="Strong_20_Emphasis">Paso 4: Ajustar el Archivo </text:span><text:span text:style-name="Strong_20_Emphasis"><text:span text:style-name="Source_20_Text">eslint.config.mjs</text:span></text:span></text:h>
      <text:list text:style-name="L4">
        <text:list-item>
          <text:p text:style-name="P18"><text:span text:style-name="Strong_20_Emphasis">Crea o abre el archivo </text:span><text:span text:style-name="Strong_20_Emphasis"><text:span text:style-name="Source_20_Text">eslint.config.mjs</text:span></text:span> y asegúrate de que contenga la siguiente configuración:</text:p>
        </text:list-item>
      </text:list>
      <text:p text:style-name="Standard">import globals from "globals";</text:p>
      <text:p text:style-name="Standard">import pluginJs from "@eslint/js";</text:p>
      <text:p text:style-name="Standard"/>
      <text:p text:style-name="Standard">export default [</text:p>
      <text:p text:style-name="Standard"><text:s text:c="2"/>{</text:p>
      <text:p text:style-name="Standard"><text:s text:c="4"/>languageOptions: {</text:p>
      <text:p text:style-name="Standard"><text:s text:c="6"/>ecmaVersion: "latest", // Asegura que se utilice la última versión de ECMAScript</text:p>
      <text:p text:style-name="Standard"><text:s text:c="6"/>sourceType: "module", // Soporte para ES Modules</text:p>
      <text:p text:style-name="Standard"><text:s text:c="6"/>globals: globals.node, // Globales específicos de Node.js</text:p>
      <text:p text:style-name="Standard"><text:s text:c="4"/>},</text:p>
      <text:p text:style-name="Standard"><text:s text:c="4"/>plugins: {</text:p>
      <text:p text:style-name="Standard"><text:s text:c="6"/>js: pluginJs,</text:p>
      <text:p text:style-name="Standard"><text:s text:c="4"/>},</text:p>
      <text:p text:style-name="Standard"><text:s text:c="4"/>rules: {</text:p>
      <text:p text:style-name="Standard"><text:s text:c="6"/>"semi": ["error", "always"], // Requiere punto y coma al final de las líneas</text:p>
      <text:p text:style-name="Standard"><text:s text:c="6"/>"quotes": ["error", "double"], // Requiere comillas dobles para strings</text:p>
      <text:p text:style-name="Standard"><text:s text:c="6"/>"no-var": "error", // Prohibir el uso de `var`</text:p>
      <text:p text:style-name="Standard"><text:s text:c="6"/>"prefer-const": "error", // Prefiere `const` si la variable no es reasignada</text:p>
      <text:p text:style-name="Standard"><text:s text:c="6"/>"indent": ["error", 2], // Indentación de 2 espacios</text:p>
      <text:p text:style-name="Standard"><text:s text:c="4"/>},</text:p>
      <text:p text:style-name="Standard"><text:s text:c="2"/>},</text:p>
      <text:p text:style-name="Standard">];</text:p>
      <text:p text:style-name="Standard"/>
      <text:p text:style-name="P2"/>
      <text:p text:style-name="P2"/>
      <text:h text:style-name="P1" text:outline-level="3"><text:soft-page-break/><text:span text:style-name="Strong_20_Emphasis">Paso 5: Configurar Visual Studio Code para Correcciones Automáticas</text:span></text:h>
      <text:list text:style-name="L5">
        <text:list-item>
          <text:p text:style-name="P19"><text:span text:style-name="Strong_20_Emphasis">Abre Visual Studio Code</text:span>.</text:p>
        </text:list-item>
        <text:list-item>
          <text:p text:style-name="P19"><text:span text:style-name="Strong_20_Emphasis">Accede al archivo </text:span><text:span text:style-name="Strong_20_Emphasis"><text:span text:style-name="Source_20_Text">settings.json</text:span></text:span>:</text:p>
          <text:list>
            <text:list-item>
              <text:p text:style-name="P20">Presiona <text:span text:style-name="Source_20_Text">Ctrl + ,</text:span> para abrir la configuración.</text:p>
            </text:list-item>
            <text:list-item>
              <text:p text:style-name="P20">Haz clic en el ícono de engranaje en la esquina superior derecha para abrir la configuración en formato JSON.</text:p>
            </text:list-item>
          </text:list>
        </text:list-item>
        <text:list-item>
          <text:p text:style-name="P19"><text:span text:style-name="Strong_20_Emphasis">Añade la siguiente configuración</text:span> para habilitar las correcciones automáticas de ESLint al guardar:</text:p>
        </text:list-item>
      </text:list>
      <text:p text:style-name="P2"><text:tab/>{</text:p>
      <text:p text:style-name="P2"><text:s text:c="4"/>"workbench.iconTheme": "material-icon-theme",</text:p>
      <text:p text:style-name="P2"><text:s text:c="4"/>"security.workspace.trust.untrustedFiles": "open",</text:p>
      <text:p text:style-name="P2"><text:s text:c="4"/>"workbench.editorAssociations": {</text:p>
      <text:p text:style-name="P2"><text:s text:c="8"/>"*.docx": "default"</text:p>
      <text:p text:style-name="P2"><text:s text:c="4"/>},</text:p>
      <text:p text:style-name="P2"><text:s text:c="4"/>"eslint.run": "onSave",</text:p>
      <text:p text:style-name="P2"><text:s text:c="4"/>"eslint.codeActionsOnSave.rules": null,</text:p>
      <text:p text:style-name="P2"><text:s text:c="4"/>"editor.codeActionsOnSave": {</text:p>
      <text:p text:style-name="P2"><text:s text:c="8"/>"source.fixAll.eslint": "explicit"</text:p>
      <text:p text:style-name="P2"><text:s text:c="4"/>},</text:p>
      <text:p text:style-name="P2"><text:s text:c="4"/>"eslint.validate": [</text:p>
      <text:p text:style-name="P2"><text:s text:c="8"/>"javascript", </text:p>
      <text:p text:style-name="P2"><text:s text:c="8"/>"javascriptreact",</text:p>
      <text:p text:style-name="P2"><text:s text:c="8"/>"typescript",</text:p>
      <text:p text:style-name="P2"><text:s text:c="8"/>"typescriptreact"</text:p>
      <text:p text:style-name="P2"><text:s text:c="4"/>],</text:p>
      <text:p text:style-name="P2"><text:s text:c="4"/>"eslint.execArgv": null</text:p>
      <text:p text:style-name="P2">}</text:p>
      <text:p text:style-name="P2"/>
      <text:h text:style-name="P1" text:outline-level="3"><text:span text:style-name="Strong_20_Emphasis">Paso 6: Ejecutar y Probar ESLint</text:span></text:h>
      <text:list text:style-name="L6">
        <text:list-item>
          <text:p text:style-name="P21"><text:span text:style-name="Strong_20_Emphasis">Introduce algunos errores de estilo</text:span> en un archivo JavaScript (por ejemplo, <text:span text:style-name="Source_20_Text">index.js</text:span>).</text:p>
        </text:list-item>
        <text:list-item>
          <text:p text:style-name="P21"><text:span text:style-name="Strong_20_Emphasis">Guarda el archivo</text:span> para ver si ESLint aplica las correcciones automáticamente.</text:p>
        </text:list-item>
        <text:list-item>
          <text:p text:style-name="P21"><text:span text:style-name="Strong_20_Emphasis">Ejecuta ESLint manualmente</text:span> para corregir los errores:</text:p>
        </text:list-item>
      </text:list>
      <text:p text:style-name="P2"><text:tab/>npx eslint index.js –fix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Subir archivos a Github</text:p>
      <text:p text:style-name="P4">1. <text:span text:style-name="Strong_20_Emphasis">Inicializa el repositorio localmente (si aún no lo has hecho)</text:span></text:p>
      <text:p text:style-name="P4"><text:span text:style-name="Strong_20_Emphasis"><text:tab/>git init</text:span></text:p>
      <text:p text:style-name="P4"><text:span text:style-name="Strong_20_Emphasis">2. Añade todos los archivos a la zona de preparación (staging area)</text:span></text:p>
      <text:p text:style-name="P4"><text:span text:style-name="Strong_20_Emphasis"><text:tab/>git add .</text:span></text:p>
      <text:p text:style-name="P4"><text:span text:style-name="Strong_20_Emphasis">3. Haz un commit de los archivos</text:span></text:p>
      <text:p text:style-name="P4"><text:span text:style-name="Strong_20_Emphasis"><text:tab/>git commit -m "Mensaje del commit"</text:span></text:p>
      <text:h text:style-name="P3" text:outline-level="3"><text:span text:style-name="Strong_20_Emphasis">4. Vincula tu repositorio local con el repositorio remoto de GitHub</text:span></text:h>
      <text:p text:style-name="Text_20_body">Este comando solo lo necesitas si aún no has vinculado tu repositorio local al remoto:</text:p>
      <text:p text:style-name="P4"><text:span text:style-name="Strong_20_Emphasis"><text:tab/>git remote add origin </text:span><text:a xlink:type="simple" xlink:href="https://github.com/tu-usuario/tu-repo.git" text:style-name="Internet_20_link" text:visited-style-name="Visited_20_Internet_20_Link"><text:span text:style-name="Strong_20_Emphasis">https://github.com/tu-usuario/tu-repo.git</text:span></text:a></text:p>
      <text:h text:style-name="P3" text:outline-level="3"><text:span text:style-name="Strong_20_Emphasis">5. Sube los cambios al repositorio remoto</text:span></text:h>
      <text:list text:style-name="L7">
        <text:list-item>
          <text:p text:style-name="P22"><text:span text:style-name="Strong_20_Emphasis">Si quieres subir los cambios a la rama </text:span><text:span text:style-name="Strong_20_Emphasis"><text:span text:style-name="Source_20_Text">main</text:span></text:span><text:span text:style-name="Strong_20_Emphasis"> (asumiendo que esa es la rama principal):</text:span></text:p>
          <text:p text:style-name="P8"/>
          <text:p text:style-name="P9"><text:span text:style-name="Source_20_Text">git push -u origin main</text:span></text:p>
        </text:list-item>
        <text:list-item>
          <text:p text:style-name="P22"><text:span text:style-name="Strong_20_Emphasis">Si tu rama principal se llama </text:span><text:span text:style-name="Strong_20_Emphasis"><text:span text:style-name="Source_20_Text">master</text:span></text:span><text:span text:style-name="Strong_20_Emphasis">:</text:span></text:p>
          <text:p text:style-name="P8"/>
          <text:p text:style-name="P9"><text:span text:style-name="Source_20_Text">git push -u origin master</text:span></text:p>
        </text:list-item>
      </text:list>
      <text:p text:style-name="P6"><text:span text:style-name="Source_20_Text"><text:span text:style-name="Strong_20_Emphasis">Nota:</text:span></text:span><text:span text:style-name="Source_20_Text"> Si ya has subido previamente commits a este repositorio y solo estás agregando nuevos cambios, puedes utilizar simplemente:</text:span></text:p>
      <text:p text:style-name="Preformatted_20_Text"/>
      <text:p text:style-name="P5"><text:span text:style-name="Source_20_Text">git push</text:span></text:p>
      <text:p text:style-name="P5"><text:span text:style-name="Source_20_Text"/></text:p>
      <text:h text:style-name="P3" text:outline-level="3"><text:span text:style-name="Strong_20_Emphasis">Opcional) Paso 7: Integrar Husky para Prevenir Errores en Commits</text:span></text:h>
      <text:list text:style-name="L8">
        <text:list-item>
          <text:p text:style-name="P23"><text:span text:style-name="Strong_20_Emphasis">Instala Husky:</text:span></text:p>
          <text:p text:style-name="P10"/>
          <text:p text:style-name="P13"><text:span text:style-name="Source_20_Text">npm install husky --save-dev</text:span></text:p>
        </text:list-item>
        <text:list-item>
          <text:p text:style-name="P23"><text:span text:style-name="Strong_20_Emphasis">Configura Husky:</text:span></text:p>
          <text:p text:style-name="P10"/>
          <text:p text:style-name="P13"><text:span text:style-name="Source_20_Text">npx husky install</text:span></text:p>
        </text:list-item>
        <text:list-item>
          <text:p text:style-name="P23"><text:span text:style-name="Strong_20_Emphasis">Añade un hook para correr ESLint antes de cada commit:</text:span></text:p>
          <text:p text:style-name="P10"/>
          <text:p text:style-name="P13"><text:span text:style-name="Source_20_Text">npx husky add .husky/pre-commit "npx eslint ."</text:span></text:p>
        </text:list-item>
        <text:list-item>
          <text:p text:style-name="P23"><text:span text:style-name="Strong_20_Emphasis">Opcional: Configura </text:span><text:span text:style-name="Strong_20_Emphasis"><text:span text:style-name="Source_20_Text">lint-staged</text:span></text:span><text:span text:style-name="Strong_20_Emphasis"> para que ESLint solo se ejecute en los archivos que se han modificado:</text:span></text:p>
          <text:p text:style-name="P10"/>
          <text:p text:style-name="P13"><text:span text:style-name="Source_20_Text">npm install lint-staged --save-dev</text:span></text:p>
          <text:p text:style-name="P23">Agrega en <text:span text:style-name="Source_20_Text">package.json</text:span>:</text:p>
          <text:p text:style-name="P10"><text:soft-page-break/>json</text:p>
          <text:p text:style-name="P10">Copiar código</text:p>
          <text:p text:style-name="P14"><text:span text:style-name="Source_20_Text">"lint-staged": {</text:span></text:p>
          <text:p text:style-name="P11"><text:span text:style-name="Source_20_Text"><text:s text:c="2"/>"*.js": "eslint --fix"</text:span></text:p>
          <text:p text:style-name="P12"><text:span text:style-name="Source_20_Text">}</text:span></text:p>
          <text:p text:style-name="P23">Modifica el hook de Husky:</text:p>
          <text:p text:style-name="P10"/>
          <text:p text:style-name="P13"><text:span text:style-name="Source_20_Text">npx husky add .husky/pre-commit "npx lint-staged"</text:span></text:p>
        </text:list-item>
      </text:list>
      <text:p text:style-name="P4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5T15:58:29.280126924</meta:creation-date>
    <dc:date>2024-08-25T17:26:36.038904148</dc:date>
    <meta:editing-duration>PT1H9M22S</meta:editing-duration>
    <meta:editing-cycles>5</meta:editing-cycles>
    <meta:generator>LibreOffice/24.2.5.2$Linux_X86_64 LibreOffice_project/420$Build-2</meta:generator>
    <meta:document-statistic meta:table-count="0" meta:image-count="0" meta:object-count="0" meta:page-count="4" meta:paragraph-count="100" meta:word-count="584" meta:character-count="3970" meta:non-whitespace-character-count="3326"/>
  </office:meta>
</office:document-meta>
</file>